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5000002002635BE3CCC944D58.png" manifest:media-type="image/png"/>
  <manifest:file-entry manifest:full-path="Pictures/10000201000003F8000002CB0A92ADC843D5EEEE.png" manifest:media-type="image/png"/>
  <manifest:file-entry manifest:full-path="Pictures/10000201000003D4000002C976222F6114F40512.png" manifest:media-type="image/png"/>
  <manifest:file-entry manifest:full-path="Pictures/10000201000003E70000023503DC762CF3EAB01F.png" manifest:media-type="image/png"/>
  <manifest:file-entry manifest:full-path="Pictures/100002010000025F0000005762219E1036ED9387.png" manifest:media-type="image/png"/>
  <manifest:file-entry manifest:full-path="Pictures/100002010000027B000000F168DEAC84CE8AA449.png" manifest:media-type="image/png"/>
  <manifest:file-entry manifest:full-path="Pictures/10000201000003F1000002D3FFAEAF5890D6C6BA.png" manifest:media-type="image/png"/>
  <manifest:file-entry manifest:full-path="Pictures/100002010000040400000172CEDF1A89F621471D.png" manifest:media-type="image/png"/>
  <manifest:file-entry manifest:full-path="Pictures/1000020100000294000000D28B73B6F41A7CC0A0.png" manifest:media-type="image/png"/>
  <manifest:file-entry manifest:full-path="Pictures/1000020100000302000000EF675032DD612C0BEB.png" manifest:media-type="image/png"/>
  <manifest:file-entry manifest:full-path="Pictures/100002010000023E0000002E72789C50BEEF0E61.png" manifest:media-type="image/png"/>
  <manifest:file-entry manifest:full-path="Pictures/10000201000003E8000001034CB12E5759ACCFFF.png" manifest:media-type="image/png"/>
  <manifest:file-entry manifest:full-path="Pictures/10000201000004050000028DFF1843F66209B9BA.png" manifest:media-type="image/png"/>
  <manifest:file-entry manifest:full-path="Pictures/10000201000003ED000002CF917D71841FC53A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3" text:anchor-type="page" text:anchor-page-number="4" svg:x="1.326cm" svg:y="17.272cm" svg:width="18.822cm" svg:height="9.823cm" draw:z-index="12">
        <draw:image xlink:href="Pictures/10000201000003D5000002002635BE3CCC944D58.png" xlink:type="simple" xlink:show="embed" xlink:actuate="onLoad" loext:mime-type="image/png"/>
      </draw:frame>
      <draw:frame draw:style-name="fr2" draw:name="Image12" text:anchor-type="page" text:anchor-page-number="5" svg:x="1.905cm" svg:y="15.517cm" svg:width="17.618cm" svg:height="12.816cm" draw:z-index="11">
        <draw:image xlink:href="Pictures/10000201000003D4000002C976222F6114F40512.png" xlink:type="simple" xlink:show="embed" xlink:actuate="onLoad" loext:mime-type="image/png"/>
      </draw:frame>
      <draw:frame draw:style-name="fr2" draw:name="Image11" text:anchor-type="page" text:anchor-page-number="4" svg:x="1.834cm" svg:y="2.462cm" svg:width="18.314cm" svg:height="12.887cm" draw:z-index="10">
        <draw:image xlink:href="Pictures/10000201000003F8000002CB0A92ADC843D5EEEE.png" xlink:type="simple" xlink:show="embed" xlink:actuate="onLoad" loext:mime-type="image/png"/>
      </draw:frame>
      <draw:frame draw:style-name="fr2" draw:name="Image9" text:anchor-type="page" text:anchor-page-number="3" svg:x="0.967cm" svg:y="1.697cm" svg:width="19.161cm" svg:height="10.834cm" draw:z-index="8">
        <draw:image xlink:href="Pictures/10000201000003E70000023503DC762CF3EAB01F.png" xlink:type="simple" xlink:show="embed" xlink:actuate="onLoad" loext:mime-type="image/png"/>
      </draw:frame>
      <draw:frame draw:style-name="fr2" draw:name="Image8" text:anchor-type="page" text:anchor-page-number="2" svg:x="1.062cm" svg:y="11.467cm" svg:width="18.796cm" svg:height="13.466cm" draw:z-index="7">
        <draw:image xlink:href="Pictures/10000201000003F1000002D3FFAEAF5890D6C6BA.png" xlink:type="simple" xlink:show="embed" xlink:actuate="onLoad" loext:mime-type="image/png"/>
      </draw:frame>
      <draw:frame draw:style-name="fr2" draw:name="Image7" text:anchor-type="page" text:anchor-page-number="2" svg:x="1.062cm" svg:y="1.468cm" svg:width="18.579cm" svg:height="6.685cm" draw:z-index="6">
        <draw:image xlink:href="Pictures/100002010000040400000172CEDF1A89F621471D.png" xlink:type="simple" xlink:show="embed" xlink:actuate="onLoad" loext:mime-type="image/png"/>
      </draw:frame>
      <draw:frame draw:style-name="fr2" draw:name="Image1" text:anchor-type="page" text:anchor-page-number="1" svg:x="0.369cm" svg:y="0.434cm" svg:width="13.873cm" svg:height="4.413cm" draw:z-index="0">
        <draw:image xlink:href="Pictures/1000020100000294000000D28B73B6F41A7CC0A0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1.561cm" svg:y="0.265cm" svg:width="15.427cm" svg:height="5.854cm" draw:z-index="1"><draw:image xlink:href="Pictures/100002010000027B000000F168DEAC84CE8AA4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1.42cm" svg:y="0.282cm" svg:width="13.674cm" svg:height="1.96cm" draw:z-index="2"><draw:image xlink:href="Pictures/100002010000025F0000005762219E1036ED9387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x="-1.42cm" svg:y="1.266cm" svg:width="16.556cm" svg:height="5.138cm" draw:z-index="3"><draw:image xlink:href="Pictures/1000020100000302000000EF675032DD612C0B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paragraph" svg:x="-1.21cm" svg:y="0.168cm" svg:width="14.146cm" svg:height="1.134cm" draw:z-index="4"><draw:image xlink:href="Pictures/100002010000023E0000002E72789C50BEEF0E6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6" text:anchor-type="paragraph" svg:x="-1.646cm" svg:y="0.095cm" svg:width="20.299cm" svg:height="5.255cm" draw:z-index="5"><draw:image xlink:href="Pictures/10000201000003E8000001034CB12E5759ACCFFF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-0.817cm" svg:y="0.109cm" svg:width="18.949cm" svg:height="12.024cm" draw:z-index="9"><draw:image xlink:href="Pictures/10000201000004050000028DFF1843F66209B9BA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14" text:anchor-type="paragraph" svg:x="0.265cm" svg:y="0.081cm" svg:width="17cm" svg:height="12.16cm" draw:z-index="13"><draw:image xlink:href="Pictures/10000201000003ED000002CF917D71841FC53A87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8T20:17:53.910000000</meta:creation-date>
    <dc:date>2022-05-08T20:41:33.772000000</dc:date>
    <meta:editing-duration>PT13M28S</meta:editing-duration>
    <meta:editing-cycles>2</meta:editing-cycles>
    <meta:generator>LibreOffice/6.3.2.2$Windows_X86_64 LibreOffice_project/98b30e735bda24bc04ab42594c85f7fd8be07b9c</meta:generator>
    <meta:document-statistic meta:table-count="0" meta:image-count="14" meta:object-count="0" meta:page-count="5" meta:paragraph-count="0" meta:word-count="0" meta:character-count="0" meta:non-whitespace-character-count="0"/>
  </office:meta>
</office:document-meta>
</file>